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AnnotationHelper.isScopedProxy( Method bean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AnnotationHelper.determineBeanNameFor( Method bean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AnnotationHelper.isBeanAnnotate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